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co2" style:family="table-column">
      <style:table-column-properties fo:break-before="auto" style:column-width="122.4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3.2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SDP Verified Tes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4"/>
        <table:table-column table:style-name="co5" table:number-columns-repeated="7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8" office:value-type="string" calcext:value-type="string">
            <text:p>OSDP VERIFIED</text:p>
          </table:table-cell>
          <table:table-cell table:style-name="ce10" office:value-type="string" calcext:value-type="string">
            <text:p>Applicant 000: TEMPLATE</text:p>
          </table:table-cell>
          <table:table-cell/>
          <table:table-cell table:style-name="ce4" table:number-columns-repeated="7"/>
          <table:table-cell/>
        </table:table-row>
        <table:table-row table:style-name="ro2">
          <table:table-cell table:style-name="ce1" office:value-type="string" calcext:value-type="string">
            <text:p>2.0.1-2</text:p>
          </table:table-cell>
          <table:table-cell table:style-name="Default"/>
          <table:table-cell/>
          <table:table-cell office:value-type="string" calcext:value-type="string">
            <text:p>PD</text:p>
          </table:table-cell>
          <table:table-cell table:number-columns-repeated="3" table:style-name="ce4" office:value-type="string" calcext:value-type="string">
            <text:p>PD</text:p>
          </table:table-cell>
          <table:table-cell table:number-columns-repeated="4" table:style-name="ce4" office:value-type="string" calcext:value-type="string">
            <text:p>ACU</text:p>
          </table:table-cell>
          <table:table-cell office:value-type="string" calcext:value-type="string">
            <text:p>Notes</text:p>
          </table:table-cell>
        </table:table-row>
        <table:table-row table:style-name="ro3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 table:style-name="ce11" office:value-type="string" calcext:value-type="string">
            <text:p>Profile: Basic OSDP</text:p>
          </table:table-cell>
          <table:table-cell table:style-name="ce11" office:value-type="string" calcext:value-type="string">
            <text:p>Profile: Security Features</text:p>
          </table:table-cell>
          <table:table-cell table:style-name="ce11" office:value-type="string" calcext:value-type="string">
            <text:p>Profile: Smart card</text:p>
          </table:table-cell>
          <table:table-cell table:style-name="ce11" office:value-type="string" calcext:value-type="string">
            <text:p>Profile: Bio</text:p>
          </table:table-cell>
          <table:table-cell/>
        </table:table-row>
        <table:table-row table:style-name="ro2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7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12" office:value-type="string" calcext:value-type="string">
            <text:p>One of 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’d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ACU must detect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table:number-columns-repeated="2"/>
          <table:table-cell table:style-name="ce14"/>
          <table:table-cell table:number-columns-repeated="7"/>
        </table:table-row>
        <table:table-row table:style-name="ro2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Opt </text:p>
          </table:table-cell>
          <table:table-cell table:number-columns-repeated="2" table:style-name="ce4"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style-name="ce14" table:number-columns-repeated="3"/>
          <table:table-cell/>
        </table:table-row>
        <table:table-row table:style-name="ro2">
          <table:table-cell table:style-name="ce4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style-name="ce12" office:value-type="string" calcext:value-type="string">
            <text:p>One of 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4">
          <table:table-cell table:style-name="ce3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style-name="ce13"/>
          <table:table-cell table:number-columns-repeated="8"/>
        </table:table-row>
        <table:table-row table:style-name="ro2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Opt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6-03</text:p>
          </table:table-cell>
          <table:table-cell office:value-type="string" calcext:value-type="string">
            <text:p>Key Rotation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070-02-02</text:p>
          </table:table-cell>
          <table:table-cell office:value-type="string" calcext:value-type="string">
            <text:p>OSTATR response to poll</text:p>
          </table:table-cell>
          <table:table-cell table:number-columns-repeated="2"/>
          <table:table-cell table:style-name="ce14"/>
          <table:table-cell table:number-columns-repeated="6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3-03</text:p>
          </table:table-cell>
          <table:table-cell office:value-type="string" calcext:value-type="string">
            <text:p>NAK 0 </text:p>
          </table:table-cell>
          <table:table-cell office:value-type="string" calcext:value-type="string">
            <text:p>NAK code 0 SHOULD FAIL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8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See SIA OSDP 2.2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8"/>
          <table:table-cell office:value-type="string" calcext:value-type="string">
            <text:p>Added 1.53</text:p>
          </table:table-cell>
        </table:table-row>
        <table:table-row table:style-name="ro2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table:number-columns-repeated="10"/>
        </table:table-row>
        <table:table-row table:style-name="ro4">
          <table:table-cell table:style-name="ce5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table:number-columns-repeated="9"/>
          <table:table-cell office:value-type="string" calcext:value-type="string">
            <text:p>Updated 1.61</text:p>
          </table:table-cell>
        </table:table-row>
        <table:table-row table:style-name="ro2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7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1-01</text:p>
          </table:table-cell>
          <table:table-cell table:number-columns-repeated="2" office:value-type="string" calcext:value-type="string">
            <text:p>deprecated</text:p>
          </table:table-cell>
          <table:table-cell/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4" office:value-type="string" calcext:value-type="string">
            <text:p>Required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table:number-columns-repeated="2"/>
          <table:table-cell table:style-name="ce4"/>
          <table:table-cell table:number-columns-repeated="7"/>
        </table:table-row>
        <table:table-row table:style-name="ro4">
          <table:table-cell table:style-name="ce4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 table:number-rows-repeated="4">
          <table:table-cell table:style-name="ce5"/>
          <table:table-cell table:number-columns-repeated="11"/>
        </table:table-row>
        <table:table-row table:style-name="ro2" table:number-rows-repeated="104842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print-page-order="ltr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5">00/00/0000</text:date>, <text:time style:data-style-name="N2" text:time-value="20:19:58.677396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1-09-25T20:21:54.993787204</dc:date>
    <meta:editing-duration>P3DT4H42M36S</meta:editing-duration>
    <meta:editing-cycles>108</meta:editing-cycles>
    <meta:generator>LibreOffice/5.2.7.2$Linux_X86_64 LibreOffice_project/20m0$Build-2</meta:generator>
    <meta:document-statistic meta:table-count="1" meta:cell-count="462" meta:object-count="0"/>
  </office:meta>
</office:document-meta>
</file>